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Garuda" svg:font-family="Garuda" style:font-pitch="variable"/>
    <style:font-face style:name="KacstDecorative" svg:font-family="KacstDecorative" style:font-pitch="variable"/>
    <style:font-face style:name="KacstNaskh" svg:font-family="KacstNaskh" style:font-pitch="variable"/>
    <style:font-face style:name="Khmer OS" svg:font-family="'Khmer OS'" style:font-pitch="variable"/>
    <style:font-face style:name="LKLUG" svg:font-family="LKLUG" style:font-pitch="variable"/>
    <style:font-face style:name="Loma" svg:font-family="Loma" style:font-pitch="variable"/>
    <style:font-face style:name="Norasi" svg:font-family="Norasi" style:font-pitch="variable"/>
    <style:font-face style:name="Sawasdee" svg:font-family="Sawasdee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66pt" officeooo:paragraph-rsid="0019562b" style:font-size-asian="66pt" style:font-size-complex="66pt"/>
    </style:style>
    <style:style style:name="P2" style:family="paragraph" style:parent-style-name="Standard">
      <style:text-properties style:font-name="LKLUG" fo:font-size="40pt" officeooo:paragraph-rsid="0019562b" style:font-size-asian="40pt" style:font-size-complex="40pt"/>
    </style:style>
    <style:style style:name="P3" style:family="paragraph" style:parent-style-name="Standard">
      <style:text-properties style:font-name="Abyssinica SIL" fo:font-size="52pt" officeooo:paragraph-rsid="0019562b" style:font-size-asian="52pt" style:font-size-complex="52pt"/>
    </style:style>
    <style:style style:name="P4" style:family="paragraph" style:parent-style-name="Standard">
      <style:text-properties style:font-name="Bitstream Charter" fo:font-size="60pt" officeooo:paragraph-rsid="0019562b" style:font-size-asian="60pt" style:font-size-complex="60pt"/>
    </style:style>
    <style:style style:name="P5" style:family="paragraph" style:parent-style-name="Standard">
      <style:text-properties style:font-name="DejaVu Sans" fo:font-size="54pt" officeooo:paragraph-rsid="0019562b" style:font-size-asian="54pt" style:font-size-complex="54pt"/>
    </style:style>
    <style:style style:name="P6" style:family="paragraph" style:parent-style-name="Standard">
      <style:text-properties style:font-name="Khmer OS" fo:font-size="60pt" officeooo:paragraph-rsid="0019562b" style:font-size-asian="60pt" style:font-size-complex="60pt"/>
    </style:style>
    <style:style style:name="P7" style:family="paragraph" style:parent-style-name="Standard">
      <style:text-properties style:font-name="Norasi" fo:font-size="60pt" officeooo:paragraph-rsid="0019562b" style:font-size-asian="60pt" style:font-size-complex="60pt"/>
    </style:style>
    <style:style style:name="P8" style:family="paragraph" style:parent-style-name="Standard">
      <style:text-properties style:font-name="Sawasdee" fo:font-size="54pt" officeooo:paragraph-rsid="0019562b" style:font-size-asian="54pt" style:font-size-complex="54pt"/>
    </style:style>
    <style:style style:name="T1" style:family="text">
      <style:text-properties officeooo:rsid="001956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 1 2 3 4 5 6 7 8 9</text:span></text:p>
      <text:p text:style-name="P2"><text:span text:style-name="T1">0 1 2 3 4 5 6 7 8 9</text:span></text:p>
      <text:p text:style-name="P3"><text:span text:style-name="T1">0 1 2 3 4 5 6 7 8 9</text:span></text:p>
      <text:p text:style-name="P4"><text:span text:style-name="T1">0 1 2 3 4 5 6 7 8 9</text:span></text:p>
      <text:p text:style-name="P5"><text:span text:style-name="T1">0 1 2 3 4 5 6 7 8 9</text:span></text:p>
      <text:p text:style-name="P6"><text:span text:style-name="T1">0 1 2 3 4 5 6 7 8 9</text:span></text:p>
      <text:p text:style-name="P7"><text:span text:style-name="T1">0 1 2 3 4 5 6 7 8 9</text:span></text:p>
      <text:p text:style-name="P8"><text:span text:style-name="T1">0 1 2 3 4 5 6 7 8 9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Garuda" svg:font-family="Garuda" style:font-pitch="variable"/>
    <style:font-face style:name="KacstDecorative" svg:font-family="KacstDecorative" style:font-pitch="variable"/>
    <style:font-face style:name="KacstNaskh" svg:font-family="KacstNaskh" style:font-pitch="variable"/>
    <style:font-face style:name="Khmer OS" svg:font-family="'Khmer OS'" style:font-pitch="variable"/>
    <style:font-face style:name="LKLUG" svg:font-family="LKLUG" style:font-pitch="variable"/>
    <style:font-face style:name="Loma" svg:font-family="Loma" style:font-pitch="variable"/>
    <style:font-face style:name="Norasi" svg:font-family="Norasi" style:font-pitch="variable"/>
    <style:font-face style:name="Sawasdee" svg:font-family="Sawasdee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6:31:29.109135201</meta:creation-date>
    <dc:date>2017-11-20T17:01:42.567092774</dc:date>
    <meta:editing-duration>PT20M3S</meta:editing-duration>
    <meta:editing-cycles>1</meta:editing-cycles>
    <meta:document-statistic meta:table-count="0" meta:image-count="0" meta:object-count="0" meta:page-count="1" meta:paragraph-count="8" meta:word-count="80" meta:character-count="153" meta:non-whitespace-character-count="80"/>
    <meta:generator>LibreOffice/5.1.6.2$Linux_X86_64 LibreOffice_project/10m0$Build-2</meta:generator>
  </office:meta>
</office:document-meta>
</file>